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P1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ext_20_body" style:master-page-name="Standard">
      <style:paragraph-properties fo:line-height="150%" fo:text-align="center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18" style:family="paragraph" style:parent-style-name="Text_20_body" style:list-style-name="L2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style:font-size-asian="9pt" style:font-size-complex="9pt"/>
    </style:style>
    <style:style style:name="P19" style:family="paragraph" style:parent-style-name="Text_20_body">
      <style:paragraph-properties fo:line-height="150%" fo:text-align="center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P21" style:family="paragraph" style:parent-style-name="Text_20_body" style:list-style-name="L2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2. Examen de final d'Unitat Formativa UF2: Sistemes operatius propietaris. Part 1.</text:p>
      <text:p text:style-name="P19">Nota part teòrica: <text:tab/> <text:tab/><text:tab/>/14</text:p>
      <text:p text:style-name="P19">Nota part pràctica: <text:s text:c="3"/><text:tab/><text:tab/>/16</text:p>
      <text:p text:style-name="P14">Contesteu aquestes preguntes sense consultar els apunts (1 punt per pregunta). </text:p>
      <text:list xml:id="list2976493081" text:style-name="L1">
        <text:list-item>
          <text:p text:style-name="P16">Què significa que un sistema operatiu sigui “propietari” ?</text:p>
          <text:p text:style-name="P16"/>
        </text:list-item>
        <text:list-item>
          <text:p text:style-name="P16">A què ens referim amb “sistema operatiu <text:span text:style-name="T5">monolloc</text:span>“ <text:s/>?</text:p>
          <text:p text:style-name="P16"/>
        </text:list-item>
        <text:list-item>
          <text:p text:style-name="P16">Digues el nom de dos sistemes operatius propietaris.</text:p>
          <text:p text:style-name="P16"/>
        </text:list-item>
        <text:list-item>
          <text:p text:style-name="P16">És possible “modificar” el sistema operatiu per tal que faci el que nosaltres vulguem ?</text:p>
          <text:p text:style-name="P16"/>
        </text:list-item>
        <text:list-item>
          <text:p text:style-name="P16">Com sap el sistema operatiu quina icona mostrar per a cadascun dels fitxers ?</text:p>
          <text:p text:style-name="P16"/>
        </text:list-item>
        <text:list-item>
          <text:p text:style-name="P16">Digues el nom d'un algorisme que serveixi per a comprimir fitxers.</text:p>
          <text:p text:style-name="P16"/>
        </text:list-item>
        <text:list-item>
          <text:p text:style-name="P16">Digues el nom d'un servei i digues perquè serveix.</text:p>
          <text:p text:style-name="P16"/>
        </text:list-item>
        <text:list-item>
          <text:p text:style-name="P16">Què és un Service Pack ?</text:p>
          <text:p text:style-name="P16"/>
        </text:list-item>
        <text:list-item>
          <text:p text:style-name="P16">Quina diferència hi ha entre els símbols &gt; i &gt;&gt; ?</text:p>
          <text:p text:style-name="P16"/>
        </text:list-item>
        <text:list-item>
          <text:p text:style-name="P16">Per què es pot utilitzar un recurs compartit ?</text:p>
          <text:p text:style-name="P16"/>
        </text:list-item>
        <text:list-item>
          <text:p text:style-name="P16">En quina unitat s'instal·la habitualment el sistema operatiu Windows ?</text:p>
          <text:p text:style-name="P16"/>
        </text:list-item>
        <text:list-item>
          <text:p text:style-name="P16">Per què serveix el “planificador de tasques” ?</text:p>
          <text:p text:style-name="P16"/>
        </text:list-item>
        <text:list-item>
          <text:p text:style-name="P16">Sempre que hi ha l'ordinador engegat, s'ha iniciat una sessió ? Raona la teva resposta.</text:p>
          <text:p text:style-name="P16"/>
        </text:list-item>
        <text:list-item>
          <text:p text:style-name="P16">Per què serveix la comanda taskkill ?</text:p>
          <text:p text:style-name="P16"/>
        </text:list-item>
      </text:list>
      <text:p text:style-name="P14"/>
      <text:p text:style-name="P13"><text:soft-page-break/><text:span text:style-name="T7">Pregunta 1</text:span><text:span text:style-name="T6"> (</text:span><text:span text:style-name="T8">4 punts</text:span><text:span text:style-name="T6">) (</text:span><text:span text:style-name="T9">Competència professional: Autonomia</text:span><text:span text:style-name="T6">). Amb quina comanda puc generar un fitxer a </text:span><text:a xlink:type="simple" xlink:href="../../../../c:/backup.zip"><text:span text:style-name="T6">c:\backup.zip</text:span></text:a><text:span text:style-name="T6"> que contingui </text:span><text:span text:style-name="T9">tots</text:span><text:span text:style-name="T6"> els fitxers ubicats a la carpeta c:\compartit\ ? Tramet una captura de pantalla al Moodle demostrant que ho has fet.</text:span></text:p>
      <text:p text:style-name="P13"><text:span text:style-name="T6"/></text:p>
      <text:p text:style-name="P13"><text:span text:style-name="T6"/></text:p>
      <text:p text:style-name="P13"><text:span text:style-name="T7">Pregunta 2</text:span><text:span text:style-name="T6"> (2</text:span><text:span text:style-name="T8"> punts</text:span><text:span text:style-name="T6">) Quin és el valor en el teu ordinador de la variable d'entorn SYSTEMROOT ? Com ho has sabut ?</text:span></text:p>
      <text:p text:style-name="P17"/>
      <text:p text:style-name="P17"/>
      <text:p text:style-name="P13"><text:span text:style-name="T7">Pregunta 3</text:span><text:span text:style-name="T10"> (10 punts) </text:span><text:span text:style-name="T6">Implementa un guió de seqüències tal que realitzi les operacions següents:</text:span></text:p>
      <text:list xml:id="list53311414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6">Creï una carpeta </text:span><text:a xlink:type="simple" xlink:href="../../../../c:/exfp2"><text:span text:style-name="T6">c:\exfp2</text:span></text:a><text:span text:style-name="T6"> </text:span><text:span text:style-name="T8">(1)</text:span></text:p>
                        </text:list-item>
                        <text:list-item>
                          <text:p text:style-name="P18">Copii el fitxer “services” a la carpeta anterior <text:span text:style-name="T4">(2)</text:span></text:p>
                        </text:list-item>
                        <text:list-item>
                          <text:p text:style-name="P18">Reemplaci totes les aparicions de la paraula “tcp” per “xarxa” i generi un fitxer pas3.txt <text:span text:style-name="T4">(2)</text:span></text:p>
                        </text:list-item>
                        <text:list-item>
                          <text:p text:style-name="P18">Reemplaci totes les aparicions de la paraula “Microsoft” per “Mocosoft” en el fitxer pas3.txt i generi un fitxer pas4.txt. <text:span text:style-name="T4">(2)</text:span></text:p>
                        </text:list-item>
                        <text:list-item>
                          <text:p text:style-name="P18">Calculi la suma md5 del fitxer pas4.txt i generi un altre fitxer pas5.txt <text:span text:style-name="T4">(2)</text:span></text:p>
                        </text:list-item>
                        <text:list-item>
                          <text:p text:style-name="P18">Generi un fitxer a c:\exfp2\pregunta2.zip que contingui els fitxers pas3.txt, pas4.txt i pas5.txt <text:span text:style-name="T4">(2)</text:span></text:p>
                          <text:p text:style-name="P1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</text:p></table:table-cell><table:table-cell table:style-name="Taula3.A2" office:value-type="string"><text:p text:style-name="MP4">Data: 22/11/13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2UF2</text:p></table:table-cell><table:table-cell table:style-name="Taula3.A2" office:value-type="string"><text:p text:style-name="MP2">Grup: IC10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2UF2ExamenFinal</text:file-name></text:span><text:span text:style-name="MT2"><text:tab/>Pàgina </text:span><text:span text:style-name="MT2"><text:page-number text:select-page="current">2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3-11-22T07:53:59</dc:date>
    <meta:print-date>2007-03-02T17:20:29</meta:print-date>
    <dc:language>es-ES</dc:language>
    <meta:editing-cycles>196</meta:editing-cycles>
    <meta:editing-duration>P1DT1H49M38S</meta:editing-duration>
    <dc:creator>Gerard Ballabriga</dc:creator>
    <meta:document-statistic meta:table-count="6" meta:image-count="5" meta:object-count="0" meta:page-count="2" meta:paragraph-count="51" meta:word-count="391" meta:character-count="2287" meta:non-whitespace-character-count="1944"/>
    <meta:user-defined meta:name="Info 1"/>
    <meta:user-defined meta:name="Info 2"/>
    <meta:user-defined meta:name="Info 3"/>
    <meta:user-defined meta:name="Info 4"/>
  </office:meta>
</office:document-meta>
</file>